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8c53b" officeooo:paragraph-rsid="0018c53b" style:font-weight-asian="bold" style:font-weight-complex="bold"/>
    </style:style>
    <style:style style:name="P2" style:family="paragraph" style:parent-style-name="Standard">
      <style:text-properties officeooo:rsid="0018c53b" officeooo:paragraph-rsid="0018c53b"/>
    </style:style>
    <style:style style:name="P3" style:family="paragraph" style:parent-style-name="Standard">
      <style:text-properties officeooo:rsid="001939a1" officeooo:paragraph-rsid="001939a1"/>
    </style:style>
    <style:style style:name="P4" style:family="paragraph" style:parent-style-name="Standard">
      <style:text-properties officeooo:rsid="001b0895" officeooo:paragraph-rsid="001b0895"/>
    </style:style>
    <style:style style:name="P5" style:family="paragraph" style:parent-style-name="Standard">
      <style:text-properties officeooo:rsid="001b2348" officeooo:paragraph-rsid="001b2348"/>
    </style:style>
    <style:style style:name="P6" style:family="paragraph" style:parent-style-name="Standard">
      <style:text-properties officeooo:rsid="001e3f74" officeooo:paragraph-rsid="001e3f74"/>
    </style:style>
    <style:style style:name="P7" style:family="paragraph" style:parent-style-name="Standard">
      <style:text-properties fo:font-weight="bold" officeooo:rsid="0018c53b" officeooo:paragraph-rsid="0018c53b" style:font-weight-asian="bold" style:font-weight-complex="bold"/>
    </style:style>
    <style:style style:name="P8" style:family="paragraph" style:parent-style-name="Standard">
      <style:text-properties fo:font-weight="bold" officeooo:rsid="001ff167" officeooo:paragraph-rsid="001ff167" style:font-weight-asian="bold" style:font-weight-complex="bold"/>
    </style:style>
    <style:style style:name="P9" style:family="paragraph" style:parent-style-name="Standard">
      <style:text-properties fo:font-weight="bold" officeooo:rsid="0020ffcc" officeooo:paragraph-rsid="0020ffcc" style:font-weight-asian="bold" style:font-weight-complex="bold"/>
    </style:style>
    <style:style style:name="P10" style:family="paragraph" style:parent-style-name="Standard">
      <style:text-properties fo:font-weight="bold" officeooo:rsid="0024ea81" officeooo:paragraph-rsid="0024ea81" style:font-weight-asian="bold" style:font-weight-complex="bold"/>
    </style:style>
    <style:style style:name="P11" style:family="paragraph" style:parent-style-name="Standard">
      <style:text-properties fo:font-weight="bold" officeooo:rsid="00257ae6" officeooo:paragraph-rsid="00257ae6" style:font-weight-asian="bold" style:font-weight-complex="bold"/>
    </style:style>
    <style:style style:name="P12" style:family="paragraph" style:parent-style-name="Standard">
      <style:text-properties fo:font-weight="bold" officeooo:rsid="0027e6d6" officeooo:paragraph-rsid="0027e6d6" style:font-weight-asian="bold" style:font-weight-complex="bold"/>
    </style:style>
    <style:style style:name="P13" style:family="paragraph" style:parent-style-name="Standard">
      <style:text-properties officeooo:rsid="001ff167" officeooo:paragraph-rsid="001ff167"/>
    </style:style>
    <style:style style:name="P14" style:family="paragraph" style:parent-style-name="Standard">
      <style:text-properties officeooo:rsid="0020ffcc" officeooo:paragraph-rsid="0020ffcc"/>
    </style:style>
    <style:style style:name="P15" style:family="paragraph" style:parent-style-name="Standard">
      <style:text-properties officeooo:rsid="0020ffcc" officeooo:paragraph-rsid="00236ceb"/>
    </style:style>
    <style:style style:name="P16" style:family="paragraph" style:parent-style-name="Standard">
      <style:text-properties officeooo:rsid="00225532" officeooo:paragraph-rsid="00225532"/>
    </style:style>
    <style:style style:name="P17" style:family="paragraph" style:parent-style-name="Standard">
      <style:text-properties style:font-name="Courier New" fo:font-size="9pt" officeooo:rsid="00225532" officeooo:paragraph-rsid="00225532" style:font-size-asian="9pt" style:font-size-complex="9pt"/>
    </style:style>
    <style:style style:name="P18" style:family="paragraph" style:parent-style-name="Standard">
      <style:text-properties style:font-name="Courier New" fo:font-size="9pt" officeooo:rsid="0020ffcc" officeooo:paragraph-rsid="0020ffcc" style:font-size-asian="9pt" style:font-size-complex="9pt"/>
    </style:style>
    <style:style style:name="P19" style:family="paragraph" style:parent-style-name="Standard">
      <style:text-properties style:font-name="Courier New" fo:font-size="9pt" officeooo:rsid="00236ceb" officeooo:paragraph-rsid="00236ceb" style:font-size-asian="9pt" style:font-size-complex="9pt"/>
    </style:style>
    <style:style style:name="P20" style:family="paragraph" style:parent-style-name="Standard">
      <style:text-properties style:font-name="Courier New" fo:font-size="10pt" officeooo:rsid="00236ceb" officeooo:paragraph-rsid="00236ceb" style:font-size-asian="10pt" style:font-size-complex="10pt"/>
    </style:style>
    <style:style style:name="P21" style:family="paragraph" style:parent-style-name="Standard">
      <style:text-properties style:font-name="Courier New" fo:font-size="6pt" officeooo:rsid="002a49af" officeooo:paragraph-rsid="002a49af" style:font-size-asian="6pt" style:font-size-complex="6pt"/>
    </style:style>
    <style:style style:name="P22" style:family="paragraph" style:parent-style-name="Standard">
      <style:text-properties officeooo:rsid="00236ceb" officeooo:paragraph-rsid="00236ceb"/>
    </style:style>
    <style:style style:name="P23" style:family="paragraph" style:parent-style-name="Standard">
      <style:text-properties officeooo:rsid="002380ed" officeooo:paragraph-rsid="002380ed"/>
    </style:style>
    <style:style style:name="P24" style:family="paragraph" style:parent-style-name="Standard">
      <style:text-properties officeooo:rsid="0024ea81" officeooo:paragraph-rsid="0024ea81"/>
    </style:style>
    <style:style style:name="P25" style:family="paragraph" style:parent-style-name="Standard">
      <style:text-properties fo:font-weight="normal" officeooo:rsid="0024ea81" officeooo:paragraph-rsid="0024ea81" style:font-weight-asian="normal" style:font-weight-complex="normal"/>
    </style:style>
    <style:style style:name="P26" style:family="paragraph" style:parent-style-name="Standard">
      <style:text-properties fo:font-weight="normal" officeooo:rsid="0024ea81" officeooo:paragraph-rsid="0029f6ba" style:font-weight-asian="normal" style:font-weight-complex="normal"/>
    </style:style>
    <style:style style:name="P27" style:family="paragraph" style:parent-style-name="Standard">
      <style:text-properties officeooo:rsid="00257ae6" officeooo:paragraph-rsid="00257ae6"/>
    </style:style>
    <style:style style:name="P28" style:family="paragraph" style:parent-style-name="Standard">
      <style:text-properties officeooo:rsid="0026bf65" officeooo:paragraph-rsid="0026bf65"/>
    </style:style>
    <style:style style:name="P29" style:family="paragraph" style:parent-style-name="Standard">
      <style:text-properties officeooo:rsid="0027e6d6" officeooo:paragraph-rsid="0026bf65"/>
    </style:style>
    <style:style style:name="P30" style:family="paragraph" style:parent-style-name="Standard">
      <style:text-properties officeooo:rsid="0027e6d6" officeooo:paragraph-rsid="0027e6d6"/>
    </style:style>
    <style:style style:name="P31" style:family="paragraph" style:parent-style-name="Standard">
      <style:text-properties officeooo:rsid="002a641d" officeooo:paragraph-rsid="0026bf65"/>
    </style:style>
    <style:style style:name="P32" style:family="paragraph" style:parent-style-name="Standard">
      <style:text-properties officeooo:rsid="002a641d" officeooo:paragraph-rsid="002a641d"/>
    </style:style>
    <style:style style:name="T1" style:family="text">
      <style:text-properties fo:font-weight="bold" style:font-weight-asian="bold" style:font-weight-complex="bold"/>
    </style:style>
    <style:style style:name="T2" style:family="text">
      <style:text-properties officeooo:rsid="001b2348"/>
    </style:style>
    <style:style style:name="T3" style:family="text">
      <style:text-properties officeooo:rsid="001cc0a5"/>
    </style:style>
    <style:style style:name="T4" style:family="text">
      <style:text-properties officeooo:rsid="001ff167"/>
    </style:style>
    <style:style style:name="T5" style:family="text">
      <style:text-properties officeooo:rsid="00236ceb"/>
    </style:style>
    <style:style style:name="T6" style:family="text">
      <style:text-properties style:font-name="Courier New" fo:font-size="9pt" style:font-size-asian="9pt" style:font-size-complex="9pt"/>
    </style:style>
    <style:style style:name="T7" style:family="text">
      <style:text-properties style:font-name="Courier New" fo:font-size="9pt" officeooo:rsid="0029f6ba" style:font-size-asian="9pt" style:font-size-complex="9pt"/>
    </style:style>
    <style:style style:name="T8" style:family="text">
      <style:text-properties style:font-name="Courier New" fo:font-size="9pt" fo:font-weight="normal" officeooo:rsid="0024ea81" style:font-size-asian="9pt" style:font-weight-asian="normal" style:font-size-complex="9pt" style:font-weight-complex="normal"/>
    </style:style>
    <style:style style:name="T9" style:family="text">
      <style:text-properties style:font-name="Courier New" fo:font-size="10pt" style:font-size-asian="10pt" style:font-size-complex="10pt"/>
    </style:style>
    <style:style style:name="T10" style:family="text">
      <style:text-properties officeooo:rsid="0023e6f5"/>
    </style:style>
    <style:style style:name="T11" style:family="text">
      <style:text-properties style:text-position="super 58%"/>
    </style:style>
    <style:style style:name="T12" style:family="text">
      <style:text-properties officeooo:rsid="0026bf65"/>
    </style:style>
    <style:style style:name="T13" style:family="text">
      <style:text-properties officeooo:rsid="0029f6ba"/>
    </style:style>
    <style:style style:name="T14" style:family="text">
      <style:text-properties style:font-name="Liberation Serif" fo:font-size="12pt" officeooo:rsid="0029f6ba" style:font-size-asian="12pt" style:font-size-complex="12pt"/>
    </style:style>
    <style:style style:name="T15" style:family="text">
      <style:text-properties officeooo:rsid="002b5191"/>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verview</text:p>
      <text:p text:style-name="P2"/>
      <text:p text:style-name="P2">The BMScable pcb fulfills the primary function of testing the battery module cable (ribbon cable with IDC connector) from the cells to the BMS board for correct wiring prior to plugging the cable into the BMS board. A wrong connection has the possibility of ruining the BMS unit.</text:p>
      <text:p text:style-name="P2"/>
      <text:p text:style-name="P2">A secondary use of the BMScable board might be monitoring the cell and battery string voltages and controlling the on/off of an external charger to that battery string.</text:p>
      <text:p text:style-name="P2"/>
      <text:p text:style-name="P2">In its rudimentary configuration the BMScable board is not isolated from the battery and a usb connection places the computer at the battery string ground.</text:p>
      <text:p text:style-name="P2"/>
      <text:p text:style-name="P4">The basic function is to measure all pins of the battery module cable, with respect to the expected ground pin, and determine if the voltages are within limits for a correctly connected cable. <text:span text:style-name="T2">Since any wire might carry full battery module voltage all the pins, except for ground, connect to a resistor divider that drops the maximum possible voltage to be within the limit of the processor ADC.</text:span></text:p>
      <text:p text:style-name="P4"/>
      <text:p text:style-name="P5">Since the processor can only handle 16 inputs, three addition measurements are provided by switching three ADC inputs between six IDC pins. Three of the connectors are for measuring battery current, plus a Kelvin ground. <text:span text:style-name="T3">Two DPDT relays are used switch these inputs, (one of the relay poles unused).</text:span></text:p>
      <text:p text:style-name="P5"/>
      <text:p text:style-name="P6">Since the three wires expected to be essentially ground when correctly wired are checked for voltage near zero, which expected for a correct connection; above the voltage for a single cell a low charge, which would signal an incorrect wiring; and, in between these two limits if the wire is open-circuit. A large pull-up resistor to 5v provides the voltage to the divider that will show open circuit.</text:p>
      <text:p text:style-name="P6"/>
      <text:p text:style-name="P6">When the relays are energized all the ADC inputs connect to the 16 battery module cells (via the resistor divider).</text:p>
      <text:p text:style-name="P6"/>
      <text:p text:style-name="P6">Individual cell voltages can be computed by taking the difference between cell readings (but with starting with cell #1 and ground). Since the resistor divider divides by nearly 20x, the difference between cell readings is magnified. Individual cell voltages can have an error upwards of +/- 0.12v, with <text:span text:style-name="T4">cell pairs having showing the plus and the other showing the minus error.</text:span></text:p>
      <text:p text:style-name="P2"/>
      <text:p text:style-name="P7">PCB layout features</text:p>
      <text:p text:style-name="P2"/>
      <text:p text:style-name="P2">The pcb layout was made with the intent to be able to use it with a STM32 Nucleo board, or mount a STM32F405,407,446, or STM32L431 directly onto the pcb. The board fab, PCBCart.com, offers an inexpensive proto-type service, but that service does not include solder stop mask between smd pads for the processor. If attempts to mount the processor on the pcb resulted in difficulties with solder bridges, then the boards could be used with the Nucleo boards. The layout included headers that would mate with the Nucleo board.</text:p>
      <text:p text:style-name="P2"/>
      <text:p text:style-name="P3">The direct mounting of a STM32L431RBT6 proved satisfactory so the assembly and the following do not include the provisions for the configuration with the Nucleo board.</text:p>
      <text:p text:style-name="P2"/>
      <text:p text:style-name="P3"><text:soft-page-break/>Serial port monitoring is via usb-serial module that can be mounted with headers. The usb can supply the ~5v for running the processor. The header JP2 requires a jumper to supply the 5v from the usb-serial module.</text:p>
      <text:p text:style-name="P3"/>
      <text:p text:style-name="P3">Note: The usb-serial module should <text:span text:style-name="T1">not</text:span> have the jumper in place. </text:p>
      <text:p text:style-name="P2"/>
      <text:p text:style-name="P4">The 2x10 IDC connector is keyed so that the ribbon cable connector only inserts in one orientation.</text:p>
      <text:p text:style-name="P2"/>
      <text:p text:style-name="P4">A reset pushbutton is located near the IDC connector.</text:p>
      <text:p text:style-name="P4"/>
      <text:p text:style-name="P4">A 3-pin keyd connector, also near the IDC connector, is for connecting the fet to something external to turn an external charger on/off, e.g. an external relay, or solid-state relay. A flyback diode is included in case a relay is used.</text:p>
      <text:p text:style-name="P2"/>
      <text:p text:style-name="P4">A two pin header was mounted on the lower 2x20 header in the ground positions. This two pin header provides a ground connection for a VOM.</text:p>
      <text:p text:style-name="P4"/>
      <text:p text:style-name="P4">A one-pin header is tack-mounted on the +3.3v output of the 5→3.3v regulator. This provides a convenient place for a VOM to measure Vdd. This voltage source can be used for testing.</text:p>
      <text:p text:style-name="P4"/>
      <text:p text:style-name="P4">All pins except pin #3 on the IDC connector connect to resistors.</text:p>
      <text:p text:style-name="P4"/>
      <text:p text:style-name="P13">Schottky diodes are included to prevent negative voltages on the ADC inputs should the ribbon cable be backwards (which would occur if the IDC connector was crimped on incorrectly).</text:p>
      <text:p text:style-name="P13"/>
      <text:p text:style-name="P8">Wiring</text:p>
      <text:p text:style-name="P4"/>
      <text:p text:style-name="P13">A 20 wire, multi-color ribbon is used. The cell designation for the wires has the ribbon split so for an upper section goes on top of the battery module, and a lower section to the underside. The cell connections are made so that the wires peel off the ribbon in order as it progresses down the top, and bottom, sides of the battery module. This results in the following cell number versus ribbon color, versus IDC connector pin number.</text:p>
      <text:p text:style-name="P13"/>
      <text:p text:style-name="P13"/>
      <text:p text:style-name="P10"/>
      <text:p text:style-name="P24"/>
      <text:p text:style-name="P24"/>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draw:frame draw:style-name="fr1" draw:name="Object1" text:anchor-type="paragraph" svg:width="4.878in" svg:height="3.7339in" draw:z-index="0"><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X</text:p>
      <text:p text:style-name="P14"/>
      <text:p text:style-name="P14"/>
      <text:p text:style-name="P14"/>
      <text:p text:style-name="P14"/>
      <text:p text:style-name="P14"/>
      <text:p text:style-name="P14"/>
      <text:p text:style-name="P9">Flashing &amp; Debugging</text:p>
      <text:p text:style-name="P14"/>
      <text:p text:style-name="P15">Header JP6 SWD connects to a Nucleo or DiscoveryFx board SWD for flashing and debugging using the STLink. On the Nucleo, or other, </text:p>
      <text:p text:style-name="P15"/>
      <text:p text:style-name="P15"><text:span text:style-name="T5">1) R</text:span>emove the two jumpers to enable the SWD header.</text:p>
      <text:p text:style-name="P15"/>
      <text:p text:style-name="P22">2) On the Nucleo board enable the 5v from the USB by a jumper, U5V on jp5, to power ST-Link processor (not needed on the Discovery boards).</text:p>
      <text:p text:style-name="P15"/>
      <text:p text:style-name="P22">3) The BMScable board is powered via the USB-serial cable.</text:p>
      <text:p text:style-name="P15"/>
      <text:p text:style-name="P15">The <text:span text:style-name="T5">STLink </text:span>connections between the two boards--</text:p>
      <text:p text:style-name="P14"/>
      <text:p text:style-name="P18">Nucleo/DiscoverFx</text:p>
      <text:p text:style-name="P18"><text:s text:c="11"/>BMScable</text:p>
      <text:p text:style-name="P18">1</text:p>
      <text:p text:style-name="P18">2 <text:s text:c="8"/>2</text:p>
      <text:p text:style-name="P18">3 <text:s text:c="8"/>1 (gnd)</text:p>
      <text:p text:style-name="P18">4 <text:s text:c="8"/>3 <text:s/></text:p>
      <text:p text:style-name="P18">5</text:p>
      <text:p text:style-name="P18">6</text:p>
      <text:p text:style-name="P14"><text:soft-page-break/></text:p>
      <text:p text:style-name="P16">On the PC, openocd the following configuration command <text:span text:style-name="T5">opens the openocd server for debugging</text:span>--</text:p>
      <text:p text:style-name="P16"/>
      <text:p text:style-name="P17">openocd -f interface/stlink.cfg -f target/stm32l4x.cfg</text:p>
      <text:p text:style-name="P16"/>
      <text:p text:style-name="P22">Something similar to the following should be seen--</text:p>
      <text:p text:style-name="P19">openocd -f interface/stlink.cfg -f target/stm32l4x.cfg</text:p>
      <text:p text:style-name="P19">Open On-Chip Debugger 0.11.0+dev-00282-gae6de2f93-dirty (2021-07-29-16:35)</text:p>
      <text:p text:style-name="P19">Licensed under GNU GPL v2</text:p>
      <text:p text:style-name="P19">For bug reports, read</text:p>
      <text:p text:style-name="P19"><text:tab/>http://openocd.org/doc/doxygen/bugs.html</text:p>
      <text:p text:style-name="P19">Info : auto-selecting first available session transport "hla_swd". To override use 'transport select &lt;transport&gt;'.</text:p>
      <text:p text:style-name="P19">Info : The selected transport took over low-level target control. The results might differ compared to plain JTAG/SWD</text:p>
      <text:p text:style-name="P19">Info : DEPRECATED target event trace-config</text:p>
      <text:p text:style-name="P19">Info : Listening on port 6666 for tcl connections</text:p>
      <text:p text:style-name="P19">Info : Listening on port 4444 for telnet connections</text:p>
      <text:p text:style-name="P19">Info : clock speed 500 kHz</text:p>
      <text:p text:style-name="P19">Info : STLINK V2J38M27 (API v2) VID:PID 0483:374B</text:p>
      <text:p text:style-name="P19">Info : Target voltage: 3.255445</text:p>
      <text:p text:style-name="P19">Info : stm32l4x.cpu: hardware has 6 breakpoints, 4 watchpoints</text:p>
      <text:p text:style-name="P19">Info : starting gdb server for stm32l4x.cpu on 3333</text:p>
      <text:p text:style-name="P19">Info : Listening on port 3333 for gdb connections</text:p>
      <text:p text:style-name="P22">[Sucess in connecting]</text:p>
      <text:p text:style-name="P22"/>
      <text:p text:style-name="P23">Sometimes the flashing of the <text:s/>'L431 ends with failure with a message about failing to erase. When this happens often it works with the next './mm' try. Sometimes it takes unplugging/repowering. <text:span text:style-name="T10">Sometimes pressing the reset pushbutton on the BMScable board starts it. </text:span>I’m not sure what is going on. Most of the time it works OK.</text:p>
      <text:p text:style-name="P22"/>
      <text:p text:style-name="P22">In another window the following starts the rudimentary debugger--</text:p>
      <text:p text:style-name="P20"/>
      <text:p text:style-name="P20">telnet localhost 4444</text:p>
      <text:p text:style-name="P22"/>
      <text:p text:style-name="P22"/>
      <text:p text:style-name="P11">Program</text:p>
      <text:p text:style-name="P27"/>
      <text:p text:style-name="P27">The program makes use of prior routines and as such may include code not used in this application.</text:p>
      <text:p text:style-name="P27"/>
      <text:p text:style-name="P27">The ADC parameters are initialized with <text:s/>a call to the routine in <text:span text:style-name="T8">adc_idx_v_struct.c. </text:span>A default calibration based on nominal values is first set, and specific calibrations replace the values based on #ifdef--#endif sections which select the board number. </text:p>
      <text:p text:style-name="P27"/>
      <text:p text:style-name="P27">Don’t forget to use the correct the #define to select the board number.</text:p>
      <text:p text:style-name="P27"/>
      <text:p text:style-name="P28"><text:span text:style-name="T6">ADCTask.c</text:span> runs the task that handles the ADC. </text:p>
      <text:p text:style-name="P27"/>
      <text:p text:style-name="P27">Sixteen ADCs are read using DMA in a continuous scan mode. The auto injection is set so that following the 16<text:span text:style-name="T11">th</text:span> conversion the injection sequence is started. This sequence measures the internal voltage reference and internal temperature sensor. Upon DMA interrupt the prior injection data registers are stored.</text:p>
      <text:p text:style-name="P27"><text:soft-page-break/></text:p>
      <text:p text:style-name="P27">Upon interrupt, the DMA half buffer with the readings just completed are summed. After 16 summations the summation<text:span text:style-name="T12">s for the sixteen inputs are converted to floats and pasted through single-pole filters. The</text:span> buffers are swapped and ‘main’ is given a notification.</text:p>
      <text:p text:style-name="P27"/>
      <text:p text:style-name="P28"><text:span text:style-name="T9">main.c</text:span> waits for notifications and counts notifications to reduce the output rate. The output (subject to change) presents column headers for the cell number, ribbon color, and connector pin number. The data rows present the ribbon voltages and on the following line the differences which should be the individual cell voltages.</text:p>
      <text:p text:style-name="P28"/>
      <text:p text:style-name="P28">The header with the cell number has three forms--</text:p>
      <text:p text:style-name="P28">- Cell OK: <text:s/>e.g. ‘1 <text:s text:c="3"/>’</text:p>
      <text:p text:style-name="P28">- Cell too low: e.g. ‘1 LO’</text:p>
      <text:p text:style-name="P28">-Cell too hi: e.g. ‘1 HI’</text:p>
      <text:p text:style-name="P28"/>
      <text:p text:style-name="P28">The calibration <text:span text:style-name="T8">adc_idx_v_struct.c </text:span>sets the threshold for the high and low limits. When the voltage is outside these limits the fet for controlling an external charger is off. When within the limits the external <text:s/>fet is turned on if the overall battery module voltage (16<text:span text:style-name="T11">th</text:span> cell voltage) is not too high.</text:p>
      <text:p text:style-name="P28"/>
      <text:p text:style-name="P32">Cable not plugged in--</text:p>
      <text:p text:style-name="P21">PIN# <text:s/>13 <text:s text:c="6"/>5 <text:s text:c="5"/>14 <text:s text:c="6"/>6 <text:s text:c="5"/>15 <text:s text:c="6"/>7 <text:s text:c="5"/>16 <text:s text:c="6"/>8 <text:s text:c="5"/>17 <text:s text:c="6"/>9 <text:s text:c="5"/>18 <text:s text:c="5"/>10 <text:s text:c="5"/>19 <text:s text:c="5"/>11 <text:s text:c="5"/>20 <text:s text:c="5"/>12 </text:p>
      <text:p text:style-name="P21">COLORGRY <text:s text:c="4"/>BLU <text:s text:c="4"/>PUR <text:s text:c="4"/>GRN <text:s text:c="4"/>BLU <text:s text:c="4"/>YEL <text:s text:c="4"/>GRN <text:s text:c="4"/>ORG <text:s text:c="4"/>YEL <text:s text:c="4"/>RED <text:s text:c="4"/>ORG <text:s text:c="4"/>BRN <text:s text:c="4"/>RED <text:s text:c="4"/>BLK <text:s text:c="4"/>BRN <text:s text:c="4"/>WHT</text:p>
      <text:p text:style-name="P21">CELL <text:s/>1 LO <text:s text:c="3"/>2 LO <text:s text:c="3"/>3 LO <text:s text:c="3"/>4 LO <text:s text:c="3"/>5 LO <text:s text:c="3"/>6 LO <text:s text:c="3"/>7 LO <text:s text:c="3"/>8 LO <text:s text:c="3"/>9 LO <text:s text:c="2"/>10 LO <text:s text:c="2"/>11 LO <text:s text:c="2"/>12 LO <text:s text:c="2"/>13 LO <text:s text:c="2"/>14 LO <text:s text:c="2"/>15 LO <text:s text:c="2"/>16 LO</text:p>
      <text:p text:style-name="P21">D: 0.0000 <text:s/>0.0000 -0.0000 <text:s/>0.0000 <text:s/>0.0000 <text:s/>0.0000 <text:s/>0.0000 <text:s/>0.0000 <text:s/>0.0000 <text:s/>0.0000 <text:s/>0.0000 <text:s/>0.0000 <text:s/>0.0000 <text:s/>0.0000 <text:s/>0.0000 <text:s/>0.0000 </text:p>
      <text:p text:style-name="P21">N: 0.0000 <text:s/>0.0000 <text:s/>0.0000 <text:s/>0.0000 <text:s/>0.0000 <text:s/>0.0000 <text:s/>0.0000 <text:s/>0.0000 <text:s/>0.0000 <text:s/>0.0000 <text:s/>0.0000 <text:s/>0.0000 <text:s/>0.0000 <text:s/>0.0000 <text:s/>0.0000 <text:s/>0.0000 </text:p>
      <text:p text:style-name="P21">STATUS: FET OFF : <text:s text:c="2"/>Vref <text:s/>12045 Vtemp 7426</text:p>
      <text:p text:style-name="P21">Z: SRN OPEN 2.308 SRP OPEN 2.302 C0 <text:s/>OPEN 2.292</text:p>
      <text:p text:style-name="P31"/>
      <text:p text:style-name="P32">Cable plugged in--</text:p>
      <text:p text:style-name="P21">PIN# <text:s/>13 <text:s text:c="6"/>5 <text:s text:c="5"/>14 <text:s text:c="6"/>6 <text:s text:c="5"/>15 <text:s text:c="6"/>7 <text:s text:c="5"/>16 <text:s text:c="6"/>8 <text:s text:c="5"/>17 <text:s text:c="6"/>9 <text:s text:c="5"/>18 <text:s text:c="5"/>10 <text:s text:c="5"/>19 <text:s text:c="5"/>11 <text:s text:c="5"/>20 <text:s text:c="5"/>12 </text:p>
      <text:p text:style-name="P21">COLORGRY <text:s text:c="4"/>BLU <text:s text:c="4"/>PUR <text:s text:c="4"/>GRN <text:s text:c="4"/>BLU <text:s text:c="4"/>YEL <text:s text:c="4"/>GRN <text:s text:c="4"/>ORG <text:s text:c="4"/>YEL <text:s text:c="4"/>RED <text:s text:c="4"/>ORG <text:s text:c="4"/>BRN <text:s text:c="4"/>RED <text:s text:c="4"/>BLK <text:s text:c="4"/>BRN <text:s text:c="4"/>WHT</text:p>
      <text:p text:style-name="P21">CELL <text:s/>1 <text:s text:c="6"/>2 <text:s text:c="6"/>3 <text:s text:c="6"/>4 <text:s text:c="6"/>5 <text:s text:c="6"/>6 <text:s text:c="6"/>7 <text:s text:c="6"/>8 <text:s text:c="6"/>9 <text:s text:c="5"/>10 <text:s text:c="5"/>11 <text:s text:c="5"/>12 <text:s text:c="5"/>13 <text:s text:c="5"/>14 <text:s text:c="5"/>15 <text:s text:c="5"/>16 <text:s text:c="2"/></text:p>
      <text:p text:style-name="P21">D: 3.8922 <text:s/>3.8467 <text:s/>3.8661 <text:s/>3.8444 <text:s/>3.9163 <text:s/>3.7115 <text:s/>3.8851 <text:s/>3.8984 <text:s/>3.8910 <text:s/>3.8100 <text:s/>3.8843 <text:s/>3.8903 <text:s/>3.8054 <text:s/>3.9127 <text:s/>3.8813 <text:s/>3.8813 </text:p>
      <text:p text:style-name="P21">N: 3.8922 <text:s/>7.7389 11.6051 15.4494 19.3657 23.0773 26.9623 30.8607 34.7518 38.5618 42.4461 46.3364 50.1418 54.0545 57.9358 61.8171 </text:p>
      <text:p text:style-name="P21">STATUS: FET ON : <text:s text:c="2"/>Vref <text:s/>12033 Vtemp 7502</text:p>
      <text:p text:style-name="P21">Z: SRN GOOD 0.000 SRP GOOD 0.000 C0 <text:s/>GOOD 0.000</text:p>
      <text:p text:style-name="P29"/>
      <text:p text:style-name="P12">LEDs</text:p>
      <text:p text:style-name="P29"/>
      <text:p text:style-name="P30">Two processor controlled LEDs (located near JP6 SWD header)--</text:p>
      <text:p text:style-name="P30"><text:tab/>The red led (next to the green led) is <text:span text:style-name="T13">ON</text:span> with the fet is <text:span text:style-name="T13">ON</text:span>.</text:p>
      <text:p text:style-name="P30"><text:tab/>The green led flashes to indicate normal program </text:p>
      <text:p text:style-name="P30"/>
      <text:p text:style-name="P30"><text:tab/><text:span text:style-name="T15">Both flashing together gives the Morse code trap code number.</text:span></text:p>
      <text:p text:style-name="P30"/>
      <text:p text:style-name="P30">Two polarity <text:span text:style-name="T13">check</text:span> LED<text:span text:style-name="T13">s</text:span> (located at board edge near IDC connector--</text:p>
      <text:p text:style-name="P30"><text:tab/>The green LED indicates correct ribbon polarity.</text:p>
      <text:p text:style-name="P30"><text:tab/>The red LED indicates the ribbon/<text:span text:style-name="T13">IDC</text:span> is backwards.</text:p>
      <text:p text:style-name="P27"/>
      <text:p text:style-name="P10">Calibration</text:p>
      <text:p text:style-name="P10"/>
      <text:p text:style-name="P26">Each ADC input requires a calibration. To ease the burden the following scheme <text:span text:style-name="T13">using the</text:span> spreadsheet <text:span text:style-name="T7">GliderWinchItems/BMScable/pcb/docs/calibration/calibration-aids.ods</text:span> <text:span text:style-name="T13">can be</text:span> used. </text:p>
      <text:p text:style-name="P25"/>
      <text:p text:style-name="P25"><text:soft-page-break/>1) Measure the ground-to-cell voltages and enter them in the horizontal row of the spreadsheet <text:span text:style-name="T13">labelled </text:span><text:span text:style-name="T7">VOM measurement</text:span>.</text:p>
      <text:p text:style-name="P25"/>
      <text:p text:style-name="P25">2) Copy the existing calibration table in <text:span text:style-name="T6">adc_idx_v_struct.c</text:span> and paste into the spreadsheet “top” list of calibrations in the spreadsheet <text:span text:style-name="T13">(paste to cell A18)</text:span>.</text:p>
      <text:p text:style-name="P25"/>
      <text:p text:style-name="P26">3) Copy the newly computed calibration table <text:s/>from the “bottom” list of calibrations <text:span text:style-name="T7">(</text:span><text:span text:style-name="T14">copy A37:D55, don’t forget the “;” column)</text:span> and paste into <text:span text:style-name="T6">adc_idx_v_struct.c </text:span></text:p>
      <text:p text:style-name="P25"/>
      <text:p text:style-name="P25">4) Convert the spreadsheet right arrow <text:span text:style-name="T6">p→ </text:span>to <text:span text:style-name="T6">p-&gt;</text:span> with find and “replace all”.</text:p>
      <text:p text:style-name="P25"/>
      <text:p text:style-name="P25">5) Recompil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8c53b" officeooo:paragraph-rsid="0018c53b"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MScable unit – Description and notes <text:s text:c="8"/>08/22/2021 <text:s text:c="12"/>Page <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1T20:38:31.567626207</meta:creation-date>
    <dc:date>2021-08-23T20:03:57.940203544</dc:date>
    <meta:editing-duration>PT8H41M49S</meta:editing-duration>
    <meta:editing-cycles>12</meta:editing-cycles>
    <meta:generator>LibreOffice/5.1.6.2$Linux_X86_64 LibreOffice_project/10m0$Build-2</meta:generator>
    <meta:document-statistic meta:table-count="0" meta:image-count="0" meta:object-count="1" meta:page-count="6" meta:paragraph-count="106" meta:word-count="1798" meta:character-count="11119" meta:non-whitespace-character-count="88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8.71pt"/>
    </style:style>
    <style:style style:name="co3" style:family="table-column">
      <style:table-column-properties fo:break-before="auto" style:column-width="71.01pt"/>
    </style:style>
    <style:style style:name="co4" style:family="table-column">
      <style:table-column-properties fo:break-before="auto" style:column-width="69.45pt"/>
    </style:style>
    <style:style style:name="co5"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10" table:default-cell-style-name="Default"/>
        <table:table-column table:style-name="co2" table:default-cell-style-name="Default"/>
        <table:table-column table:style-name="co3" table:default-cell-style-name="ce4"/>
        <table:table-column table:style-name="co4" table:default-cell-style-name="ce4"/>
        <table:table-column table:style-name="co4" table:default-cell-style-name="Default"/>
        <table:table-column table:style-name="co5" table:default-cell-style-name="ce4"/>
        <table:table-row table:style-name="ro1" table:number-rows-repeated="6">
          <table:table-cell table:number-columns-repeated="11"/>
          <table:table-cell table:style-name="Default" table:number-columns-repeated="2"/>
          <table:table-cell/>
          <table:table-cell table:style-name="Default"/>
        </table:table-row>
        <table:table-row table:style-name="ro1">
          <table:table-cell table:number-columns-repeated="10"/>
          <table:table-cell table:style-name="ce3" office:value-type="string" calcext:value-type="string">
            <text:p>ADC[INx]</text:p>
          </table:table-cell>
          <table:table-cell table:style-name="ce3" office:value-type="string" calcext:value-type="string">
            <text:p>Ribbon color</text:p>
          </table:table-cell>
          <table:table-cell table:style-name="ce3" office:value-type="string" calcext:value-type="string">
            <text:p>pin number</text:p>
          </table:table-cell>
          <table:table-cell table:style-name="ce3" office:value-type="string" calcext:value-type="string">
            <text:p>cell number</text:p>
          </table:table-cell>
          <table:table-cell office:value-type="string" calcext:value-type="string">
            <text:p>I/O Port</text:p>
          </table:table-cell>
        </table:table-row>
        <table:table-row table:style-name="ro1">
          <table:table-cell table:number-columns-repeated="10"/>
          <table:table-cell office:value-type="float" office:value="2" calcext:value-type="float">
            <text:p>2</text:p>
          </table:table-cell>
          <table:table-cell office:value-type="string" calcext:value-type="string">
            <text:p>BRN</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PC1</text:p>
          </table:table-cell>
        </table:table-row>
        <table:table-row table:style-name="ro1">
          <table:table-cell table:number-columns-repeated="10"/>
          <table:table-cell office:value-type="float" office:value="1" calcext:value-type="float">
            <text:p>1</text:p>
          </table:table-cell>
          <table:table-cell office:value-type="string" calcext:value-type="string">
            <text:p>RED</text:p>
          </table:table-cell>
          <table:table-cell office:value-type="float" office:value="19" calcext:value-type="float">
            <text:p>19</text:p>
          </table:table-cell>
          <table:table-cell office:value-type="float" office:value="13" calcext:value-type="float">
            <text:p>13</text:p>
          </table:table-cell>
          <table:table-cell office:value-type="string" calcext:value-type="string">
            <text:p>PC0</text:p>
          </table:table-cell>
        </table:table-row>
        <table:table-row table:style-name="ro1">
          <table:table-cell table:number-columns-repeated="10"/>
          <table:table-cell office:value-type="float" office:value="4" calcext:value-type="float">
            <text:p>4</text:p>
          </table:table-cell>
          <table:table-cell office:value-type="string" calcext:value-type="string">
            <text:p>ORG</text:p>
          </table:table-cell>
          <table:table-cell office:value-type="float" office:value="18" calcext:value-type="float">
            <text:p>18</text:p>
          </table:table-cell>
          <table:table-cell office:value-type="float" office:value="11" calcext:value-type="float">
            <text:p>11</text:p>
          </table:table-cell>
          <table:table-cell office:value-type="string" calcext:value-type="string">
            <text:p>PC3</text:p>
          </table:table-cell>
        </table:table-row>
        <table:table-row table:style-name="ro1">
          <table:table-cell table:number-columns-repeated="10"/>
          <table:table-cell office:value-type="float" office:value="3" calcext:value-type="float">
            <text:p>3</text:p>
          </table:table-cell>
          <table:table-cell office:value-type="string" calcext:value-type="string">
            <text:p>YEL</text:p>
          </table:table-cell>
          <table:table-cell office:value-type="float" office:value="17" calcext:value-type="float">
            <text:p>17</text:p>
          </table:table-cell>
          <table:table-cell office:value-type="float" office:value="9" calcext:value-type="float">
            <text:p>9</text:p>
          </table:table-cell>
          <table:table-cell office:value-type="string" calcext:value-type="string">
            <text:p>PC2</text:p>
          </table:table-cell>
        </table:table-row>
        <table:table-row table:style-name="ro1">
          <table:table-cell table:number-columns-repeated="10"/>
          <table:table-cell office:value-type="float" office:value="6" calcext:value-type="float">
            <text:p>6</text:p>
          </table:table-cell>
          <table:table-cell office:value-type="string" calcext:value-type="string">
            <text:p>GRN</text:p>
          </table:table-cell>
          <table:table-cell office:value-type="float" office:value="16" calcext:value-type="float">
            <text:p>16</text:p>
          </table:table-cell>
          <table:table-cell office:value-type="float" office:value="7" calcext:value-type="float">
            <text:p>7</text:p>
          </table:table-cell>
          <table:table-cell office:value-type="string" calcext:value-type="string">
            <text:p>PA1</text:p>
          </table:table-cell>
        </table:table-row>
        <table:table-row table:style-name="ro1">
          <table:table-cell table:number-columns-repeated="10"/>
          <table:table-cell office:value-type="float" office:value="5" calcext:value-type="float">
            <text:p>5</text:p>
          </table:table-cell>
          <table:table-cell office:value-type="string" calcext:value-type="string">
            <text:p>BLU</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PA0</text:p>
          </table:table-cell>
        </table:table-row>
        <table:table-row table:style-name="ro1">
          <table:table-cell table:number-columns-repeated="10"/>
          <table:table-cell office:value-type="float" office:value="8" calcext:value-type="float">
            <text:p>8</text:p>
          </table:table-cell>
          <table:table-cell office:value-type="string" calcext:value-type="string">
            <text:p>PUR</text:p>
          </table:table-cell>
          <table:table-cell office:value-type="float" office:value="14" calcext:value-type="float">
            <text:p>14</text:p>
          </table:table-cell>
          <table:table-cell office:value-type="float" office:value="3" calcext:value-type="float">
            <text:p>3</text:p>
          </table:table-cell>
          <table:table-cell office:value-type="string" calcext:value-type="string">
            <text:p>PA3</text:p>
          </table:table-cell>
        </table:table-row>
        <table:table-row table:style-name="ro1">
          <table:table-cell table:number-columns-repeated="10"/>
          <table:table-cell office:value-type="float" office:value="7" calcext:value-type="float">
            <text:p>7</text:p>
          </table:table-cell>
          <table:table-cell office:value-type="string" calcext:value-type="string">
            <text:p>GRY</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A2</text:p>
          </table:table-cell>
        </table:table-row>
        <table:table-row table:style-name="ro1">
          <table:table-cell table:number-columns-repeated="10"/>
          <table:table-cell office:value-type="float" office:value="10" calcext:value-type="float">
            <text:p>10</text:p>
          </table:table-cell>
          <table:table-cell office:value-type="string" calcext:value-type="string">
            <text:p>WHT</text:p>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PA5</text:p>
          </table:table-cell>
        </table:table-row>
        <table:table-row table:style-name="ro1">
          <table:table-cell table:number-columns-repeated="10"/>
          <table:table-cell office:value-type="float" office:value="9" calcext:value-type="float">
            <text:p>9</text:p>
          </table:table-cell>
          <table:table-cell office:value-type="string" calcext:value-type="string">
            <text:p>BLK</text:p>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PA4</text:p>
          </table:table-cell>
        </table:table-row>
        <table:table-row table:style-name="ro1">
          <table:table-cell table:number-columns-repeated="10"/>
          <table:table-cell office:value-type="float" office:value="12" calcext:value-type="float">
            <text:p>12</text:p>
          </table:table-cell>
          <table:table-cell office:value-type="string" calcext:value-type="string">
            <text:p>BRN</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PA7</text:p>
          </table:table-cell>
        </table:table-row>
        <table:table-row table:style-name="ro1">
          <table:table-cell table:number-columns-repeated="10"/>
          <table:table-cell office:value-type="float" office:value="11" calcext:value-type="float">
            <text:p>11</text:p>
          </table:table-cell>
          <table:table-cell office:value-type="string" calcext:value-type="string">
            <text:p>RED</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PA6</text:p>
          </table:table-cell>
        </table:table-row>
        <table:table-row table:style-name="ro1">
          <table:table-cell table:number-columns-repeated="10"/>
          <table:table-cell office:value-type="float" office:value="14" calcext:value-type="float">
            <text:p>14</text:p>
          </table:table-cell>
          <table:table-cell office:value-type="string" calcext:value-type="string">
            <text:p>ORG</text:p>
          </table:table-cell>
          <table:table-cell table:number-columns-repeated="2" office:value-type="float" office:value="8" calcext:value-type="float">
            <text:p>8</text:p>
          </table:table-cell>
          <table:table-cell office:value-type="string" calcext:value-type="string">
            <text:p>PC5</text:p>
          </table:table-cell>
        </table:table-row>
        <table:table-row table:style-name="ro1">
          <table:table-cell table:number-columns-repeated="10"/>
          <table:table-cell office:value-type="float" office:value="13" calcext:value-type="float">
            <text:p>13</text:p>
          </table:table-cell>
          <table:table-cell office:value-type="string" calcext:value-type="string">
            <text:p>YEL</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PC4</text:p>
          </table:table-cell>
        </table:table-row>
        <table:table-row table:style-name="ro1">
          <table:table-cell table:number-columns-repeated="10"/>
          <table:table-cell office:value-type="float" office:value="15" calcext:value-type="float">
            <text:p>15</text:p>
          </table:table-cell>
          <table:table-cell office:value-type="string" calcext:value-type="string">
            <text:p>GRN</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PB0</text:p>
          </table:table-cell>
        </table:table-row>
        <table:table-row table:style-name="ro1">
          <table:table-cell table:number-columns-repeated="10"/>
          <table:table-cell office:value-type="float" office:value="16" calcext:value-type="float">
            <text:p>16</text:p>
          </table:table-cell>
          <table:table-cell office:value-type="string" calcext:value-type="string">
            <text:p>BLU</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PB1</text:p>
          </table:table-cell>
        </table:table-row>
        <table:table-row table:style-name="ro1">
          <table:table-cell table:number-columns-repeated="10"/>
          <table:table-cell table:style-name="ce3" office:value-type="string" calcext:value-type="string">
            <text:p>C0</text:p>
          </table:table-cell>
          <table:table-cell office:value-type="string" calcext:value-type="string">
            <text:p>PUR</text:p>
          </table:table-cell>
          <table:table-cell office:value-type="float" office:value="4" calcext:value-type="float">
            <text:p>4</text:p>
          </table:table-cell>
          <table:table-cell table:style-name="ce4"/>
          <table:table-cell office:value-type="string" calcext:value-type="string">
            <text:p>PC5</text:p>
          </table:table-cell>
        </table:table-row>
        <table:table-row table:style-name="ro1">
          <table:table-cell table:number-columns-repeated="10"/>
          <table:table-cell table:style-name="ce3" office:value-type="string" calcext:value-type="string">
            <text:p>ground</text:p>
          </table:table-cell>
          <table:table-cell office:value-type="string" calcext:value-type="string">
            <text:p>GRY</text:p>
          </table:table-cell>
          <table:table-cell office:value-type="float" office:value="3" calcext:value-type="float">
            <text:p>3</text:p>
          </table:table-cell>
          <table:table-cell table:style-name="ce4"/>
          <table:table-cell office:value-type="string" calcext:value-type="string">
            <text:p>Ground</text:p>
          </table:table-cell>
        </table:table-row>
        <table:table-row table:style-name="ro1">
          <table:table-cell table:number-columns-repeated="10"/>
          <table:table-cell table:style-name="ce3" office:value-type="string" calcext:value-type="string">
            <text:p>SRN</text:p>
          </table:table-cell>
          <table:table-cell office:value-type="string" calcext:value-type="string">
            <text:p>WHT</text:p>
          </table:table-cell>
          <table:table-cell office:value-type="float" office:value="2" calcext:value-type="float">
            <text:p>2</text:p>
          </table:table-cell>
          <table:table-cell table:style-name="ce4"/>
          <table:table-cell office:value-type="string" calcext:value-type="string">
            <text:p>PB0</text:p>
          </table:table-cell>
        </table:table-row>
        <table:table-row table:style-name="ro1">
          <table:table-cell table:number-columns-repeated="10"/>
          <table:table-cell table:style-name="ce3" office:value-type="string" calcext:value-type="string">
            <text:p>SRP</text:p>
          </table:table-cell>
          <table:table-cell office:value-type="string" calcext:value-type="string">
            <text:p>BLK</text:p>
          </table:table-cell>
          <table:table-cell office:value-type="float" office:value="1" calcext:value-type="float">
            <text:p>1</text:p>
          </table:table-cell>
          <table:table-cell table:style-name="ce4"/>
          <table:table-cell office:value-type="string" calcext:value-type="string">
            <text:p>PB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number:number-style style:name="N123">
      <number:number number:decimal-places="6" loext:min-decimal-places="6" number:min-integer-digits="1"/>
    </number:number-style>
    <number:number-style style:name="N124">
      <number:number number:decimal-places="4" loext:min-decimal-places="4" number:min-integer-digits="1"/>
    </number:number-style>
    <number:number-style style:name="N125">
      <number:scientific-number number:decimal-places="7" loext:min-decimal-places="7" number:min-integer-digits="1" number:min-exponent-digits="2" loext:exponent-interval="1" loext:forced-exponent-sign="true"/>
    </number:number-style>
    <number:number-style style:name="N126">
      <number:scientific-number number:decimal-places="6" loext:min-decimal-places="6" number:min-integer-digits="1" number:min-exponent-digits="2" loext:exponent-interval="1" loext:forced-exponent-sign="true"/>
    </number:number-style>
    <number:number-style style:name="N127">
      <number:scientific-number number:decimal-places="4" loext:min-decimal-places="4" number:min-integer-digits="1" number:min-exponent-digits="2" loext:exponent-interval="1" loext:forced-exponent-sign="true"/>
    </number:number-style>
    <number:number-style style:name="N128">
      <number:number number:decimal-places="5" loext:min-decimal-places="5" number:min-integer-digits="1"/>
    </number:number-style>
    <number:number-style style:name="N129">
      <number:scientific-number number:decimal-places="0" loext:min-decimal-places="0" number:min-integer-digits="1" number:min-exponent-digits="2" loext:exponent-interval="1" loext:forced-exponent-sign="true"/>
    </number:number-style>
    <number:number-style style:name="N130">
      <number:number number:decimal-places="1" loext:min-decimal-places="1" number:min-integer-digits="1"/>
    </number:number-style>
    <number:number-style style:name="N131">
      <number:number number:decimal-places="7" loext:min-decimal-places="7"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2">00/00/0000</text:date>, <text:time style:data-style-name="N2" text:time-value="12:16:12.345235524">00:00:00</text:time></text:p>
        </style:region-right>
      </style:header>
      <style:header-left style:display="false"/>
      <style:footer>
        <text:p>Page <text:page-number>1</text:page-number> / <text:page-count>99</text:page-count></text:p>
      </style:footer>
      <style:footer-left style:display="false"/>
    </style:master-page>
  </office:master-styles>
</office:document-styles>
</file>